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DF0000003EAA95D984EB5E3E2D.png" manifest:media-type="image/png"/>
  <manifest:file-entry manifest:full-path="Pictures/10000000000000DB000000DC3BD9BE67129630B4.jpg" manifest:media-type="image/jpe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venirNext" svg:font-family="AvenirNext, 'Helvetica Neue', Helvetica, Arial, sans-serif"/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Palatino"/>
    </style:style>
    <style:style style:name="P2" style:family="paragraph" style:parent-style-name="Header">
      <style:paragraph-properties fo:text-align="start" style:justify-single-word="false"/>
      <style:text-properties style:font-name="Palatino" fo:font-size="11pt" fo:font-weight="bold" officeooo:rsid="001675a9" officeooo:paragraph-rsid="001675a9" style:font-size-asian="11pt" style:font-weight-asian="bold" style:font-size-complex="11pt" style:font-weight-complex="bold"/>
    </style:style>
    <style:style style:name="P3" style:family="paragraph" style:parent-style-name="Header">
      <style:paragraph-properties fo:text-align="start" style:justify-single-word="false"/>
      <style:text-properties style:font-name="Palatino" fo:font-size="11pt" fo:font-weight="bold" officeooo:rsid="0030c3b6" officeooo:paragraph-rsid="0030c3b6" style:font-size-asian="11pt" style:font-weight-asian="bold" style:font-size-complex="11pt" style:font-weight-complex="bold"/>
    </style:style>
    <style:style style:name="P4" style:family="paragraph" style:parent-style-name="Header">
      <style:paragraph-properties fo:text-align="start" style:justify-single-word="false"/>
      <style:text-properties style:font-name="Palatino" fo:font-size="11pt" style:font-size-asian="11pt" style:font-size-complex="11pt"/>
    </style:style>
    <style:style style:name="P5" style:family="paragraph" style:parent-style-name="Header">
      <style:paragraph-properties fo:text-align="start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  <style:text-properties officeooo:rsid="0029fdee" officeooo:paragraph-rsid="0029fdee"/>
    </style:style>
    <style:style style:name="P8" style:family="paragraph" style:parent-style-name="Standard">
      <style:paragraph-properties fo:text-align="justify" style:justify-single-word="false"/>
      <style:text-properties style:font-name="Palatino"/>
    </style:style>
    <style:style style:name="P9" style:family="paragraph" style:parent-style-name="Standard">
      <style:paragraph-properties fo:text-align="justify" style:justify-single-word="false"/>
      <style:text-properties style:font-name="Palatino" style:text-underline-style="solid" style:text-underline-width="auto" style:text-underline-color="font-color"/>
    </style:style>
    <style:style style:name="P10" style:family="paragraph" style:parent-style-name="Standard">
      <style:paragraph-properties fo:text-align="justify" style:justify-single-word="false"/>
      <style:text-properties style:font-name="Palatino" style:text-underline-style="solid" style:text-underline-width="auto" style:text-underline-color="font-color" officeooo:paragraph-rsid="00364f3a"/>
    </style:style>
    <style:style style:name="P11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347205" officeooo:paragraph-rsid="00347205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Palatino" style:text-underline-style="none" fo:font-weight="bold" officeooo:rsid="00240784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33475b" style:font-name="AvenirNext" fo:font-size="13.5pt" fo:letter-spacing="normal" fo:font-style="normal" style:text-underline-style="none" fo:font-weight="normal" officeooo:rsid="0030c3b6" officeooo:paragraph-rsid="00364f3a" style:font-style-asian="normal" style:font-style-complex="normal"/>
    </style:style>
    <style:style style:name="P14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1675a9" officeooo:paragraph-rsid="00364f3a" style:font-size-asian="12pt" style:font-style-asian="normal" style:font-size-complex="12pt" style:font-style-complex="normal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675a9" officeooo:paragraph-rsid="00412036" style:font-size-asian="12pt" style:font-size-complex="12pt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Palatino"/>
    </style:style>
    <style:style style:name="P17" style:family="paragraph" style:parent-style-name="Standard">
      <style:text-properties style:font-name="Palatino" fo:font-style="normal" style:text-underline-style="none" officeooo:rsid="0041521b" officeooo:paragraph-rsid="0041521b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41521b" officeooo:paragraph-rsid="0041521b" style:font-style-asian="normal" style:font-style-complex="normal"/>
    </style:style>
    <style:style style:name="P19" style:family="paragraph" style:parent-style-name="Standard" style:list-style-name="L3">
      <style:paragraph-properties fo:text-align="justify" style:justify-single-word="false"/>
      <style:text-properties style:font-name="Palatino" fo:font-style="normal" style:text-underline-style="none" officeooo:rsid="0041521b" officeooo:paragraph-rsid="0041521b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347205" officeooo:paragraph-rsid="00347205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45f506" officeooo:paragraph-rsid="0045f506" style:font-style-asian="normal" style:font-style-complex="normal"/>
    </style:style>
    <style:style style:name="P22" style:family="paragraph" style:parent-style-name="Text_20_body" style:list-style-name="L2">
      <style:paragraph-properties fo:text-align="justify" style:justify-single-word="false" fo:orphans="2" fo:widows="2"/>
      <style:text-properties fo:font-variant="normal" fo:text-transform="none" fo:color="#000000" style:font-name="Arial" fo:font-size="12pt" fo:letter-spacing="normal" fo:font-style="normal" fo:font-weight="normal" officeooo:rsid="001675a9" style:font-size-asian="12pt" style:font-size-complex="12pt"/>
    </style:style>
    <style:style style:name="P23" style:family="paragraph" style:parent-style-name="Text_20_body" style:list-style-name="L2">
      <style:paragraph-properties fo:margin-top="0in" fo:margin-bottom="0in" loext:contextual-spacing="false" fo:text-align="justify" style:justify-single-word="false" fo:orphans="2" fo:widows="2"/>
      <style:text-properties fo:font-variant="normal" fo:text-transform="none" fo:color="#000000" style:font-name="Arial" fo:font-size="12pt" fo:letter-spacing="normal" fo:font-style="normal" fo:font-weight="normal" officeooo:rsid="001675a9" style:font-size-asian="12pt" style:font-size-complex="12pt"/>
    </style:style>
    <style:style style:name="P24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412036" officeooo:paragraph-rsid="0041521b" style:font-size-asian="12pt" style:font-size-complex="12pt"/>
    </style:style>
    <style:style style:name="P25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675a9" officeooo:paragraph-rsid="00412036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cbc90" style:font-weight-asian="bold" style:font-weight-complex="bold"/>
    </style:style>
    <style:style style:name="T3" style:family="text">
      <style:text-properties fo:font-weight="bold" officeooo:rsid="003f5529" style:font-weight-asian="bold" style:font-weight-complex="bold"/>
    </style:style>
    <style:style style:name="T4" style:family="text">
      <style:text-properties fo:font-weight="bold" officeooo:rsid="0043f7e6" style:font-weight-asian="bold" style:font-weight-complex="bold"/>
    </style:style>
    <style:style style:name="T5" style:family="text">
      <style:text-properties officeooo:rsid="0023c89a"/>
    </style:style>
    <style:style style:name="T6" style:family="text">
      <style:text-properties officeooo:rsid="0038d8ac"/>
    </style:style>
    <style:style style:name="T7" style:family="text">
      <style:text-properties officeooo:rsid="001675a9"/>
    </style:style>
    <style:style style:name="T8" style:family="text">
      <style:text-properties officeooo:rsid="003a340c"/>
    </style:style>
    <style:style style:name="T9" style:family="text">
      <style:text-properties officeooo:rsid="003cbc90"/>
    </style:style>
    <style:style style:name="T10" style:family="text">
      <style:text-properties officeooo:rsid="003f5529"/>
    </style:style>
    <style:style style:name="T11" style:family="text">
      <style:text-properties officeooo:rsid="00412036"/>
    </style:style>
    <style:style style:name="T12" style:family="text">
      <style:text-properties officeooo:rsid="0041521b"/>
    </style:style>
    <style:style style:name="T13" style:family="text">
      <style:text-properties fo:font-variant="normal" fo:text-transform="none" fo:color="#491057" fo:font-size="13.5pt" fo:letter-spacing="normal" fo:font-weight="normal"/>
    </style:style>
    <style:style style:name="T14" style:family="text">
      <style:text-properties officeooo:rsid="00433b0d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9">Objetivo:</text:p>
      <text:p text:style-name="P8"/>
      <text:list xml:id="list2988040803" text:style-name="L1">
        <text:list-item>
          <text:p text:style-name="P16"><text:span text:style-name="T7">Consolidar los conocimientos adquiridos en clase sobre la Inteligencia Artificial (IA)</text:span>.</text:p>
        </text:list-item>
      </text:list>
      <text:p text:style-name="P8"/>
      <text:p text:style-name="P10">Enunciado:</text:p>
      <text:p text:style-name="P13"/>
      <text:p text:style-name="P14"><text:span text:style-name="T12">1. </text:span>Desarrollar un juego (tema libre) empleando una de las 2 siguientes alternativas:</text:p>
      <text:list xml:id="list4251859596" text:style-name="L2">
        <text:list-item>
          <text:p text:style-name="P23">easyAI</text:p>
        </text:list-item>
        <text:list-item>
          <text:p text:style-name="P22">Universe + GYM</text:p>
        </text:list-item>
      </text:list>
      <text:p text:style-name="P15">El juego deberá implementar algún algoritmo de IA y de igual forma, generar un informe de movimientos, puntajes y quién gana la partida. <text:span text:style-name="T11">Se debe tener un juego en donde se tenga un jugar humano y otro utilizando Inteligencia Artificial, finalmente no se puede repetir el juego por más de tres personas por lo que se debe publicar en el foro el juego seleccionado.</text:span></text:p>
      <text:p text:style-name="P15"/>
      <text:p text:style-name="P24">2. Dentro del juego el usuario puede registrar he ingresar los gustos de alguna área basadas en el lugar geográfico por ejemplo: comida, películas, lugares turísticos etc.</text:p>
      <text:p text:style-name="P24"/>
      <text:p text:style-name="P24">3. En base a la información proporcionada se deberá generar un sistema que permita mostrar lugares de interés, para ello tomar los datos de las tareas y pruebas dentro de una base de datos orientadas a grafos.</text:p>
      <text:p text:style-name="P24"/>
      <text:p text:style-name="P24">4. Realizar el sistema con una interfaz gráfica y almacenar los puntajes y datos de los usuarios o jugadores.</text:p>
      <text:p text:style-name="P17"/>
      <text:p text:style-name="P11"><text:span text:style-name="T10">Código y d</text:span>ocumentos de entrega: <text:s/>Se <text:span text:style-name="T10">deberá</text:span> entregar un informe con el procesos dentro del mismo tener capturas del <text:span text:style-name="T9">uso</text:span> de<text:span text:style-name="T8">l juego y generar un documento en PDF de validación y pruebas</text:span>. <text:span text:style-name="T10">Finalmente subir todo al repositorio incluido los códigos fuentes</text:span></text:p>
      <text:p text:style-name="P11"/>
      <text:p text:style-name="P18"><text:span text:style-name="T4">Criterios de </text:span><text:span text:style-name="T1">Evaluación</text:span>:</text:p>
      <text:list xml:id="list3364055566" text:style-name="L3">
        <text:list-item>
          <text:p text:style-name="P19">Neo4J y <text:span text:style-name="T14">Búsquedas</text:span> : 30%</text:p>
        </text:list-item>
        <text:list-item>
          <text:p text:style-name="P19">Juego IA: 30%</text:p>
        </text:list-item>
        <text:list-item>
          <text:p text:style-name="P19">GUI: 20%</text:p>
        </text:list-item>
        <text:list-item>
          <text:p text:style-name="P19">Informe PDF: 20%</text:p>
        </text:list-item>
        <text:list-item>
          <text:p text:style-name="P19">Usabilidad: 10%</text:p>
        </text:list-item>
      </text:list>
      <text:p text:style-name="P11"/>
      <text:p text:style-name="P11">Fecha de entrega: <text:span text:style-name="T3">07/02/2021</text:span> – <text:span text:style-name="T9">23</text:span><text:span text:style-name="T1">:</text:span><text:span text:style-name="T2">55</text:span><text:span text:style-name="T1">. </text:span></text:p>
      <text:p text:style-name="P11"><text:span text:style-name="T1"/></text:p>
      <text:p text:style-name="P21"><text:span text:style-name="T1">Nota: C</text:span><text:span text:style-name="T15">ualquier pregunta o duda con respecto al examen escribirme por correo electrónico o whatssap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venirNext" svg:font-family="AvenirNext, 'Helvetica Neue', Helvetica, Arial, sans-serif"/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C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C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1" style:family="table">
      <style:table-properties style:width="7.0896in" fo:margin-left="0in" fo:margin-right="-0.0021in" table:align="margins"/>
    </style:style>
    <style:style style:name="Tabla1.A" style:family="table-column">
      <style:table-column-properties style:column-width="0.766in" style:rel-column-width="7083*"/>
    </style:style>
    <style:style style:name="Tabla1.B" style:family="table-column">
      <style:table-column-properties style:column-width="3.3181in" style:rel-column-width="30670*"/>
    </style:style>
    <style:style style:name="Tabla1.C" style:family="table-column">
      <style:table-column-properties style:column-width="3.0056in" style:rel-column-width="27782*"/>
    </style:style>
    <style:style style:name="Tabla1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style:font-name="Palatino"/>
    </style:style>
    <style:style style:name="MP2" style:family="paragraph" style:parent-style-name="Header">
      <style:paragraph-properties fo:text-align="start" style:justify-single-word="false"/>
      <style:text-properties style:font-name="Palatino" fo:font-size="11pt" fo:font-weight="bold" officeooo:rsid="001675a9" officeooo:paragraph-rsid="001675a9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start" style:justify-single-word="false"/>
      <style:text-properties style:font-name="Palatino" fo:font-size="11pt" style:font-size-asian="11pt" style:font-size-complex="11pt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Header">
      <style:paragraph-properties fo:text-align="start" style:justify-single-word="false"/>
      <style:text-properties style:font-name="Palatino" fo:font-size="11pt" fo:font-weight="bold" officeooo:rsid="0030c3b6" officeooo:paragraph-rsid="0030c3b6" style:font-size-asian="11pt" style:font-weight-asian="bold" style:font-size-complex="11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officeooo:rsid="0029fdee" officeooo:paragraph-rsid="0029fdee"/>
    </style:style>
    <style:style style:name="MP7" style:family="paragraph" style:parent-style-name="Header">
      <style:paragraph-properties fo:text-align="start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23c89a"/>
    </style:style>
    <style:style style:name="MT3" style:family="text">
      <style:text-properties officeooo:rsid="0038d8ac"/>
    </style:style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61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office:value-type="string">
              <text:p text:style-name="MP1"><draw:frame draw:style-name="Mfr1" draw:name="gráficos2" text:anchor-type="as-char" svg:width="0.6472in" svg:height="0.65in" draw:z-index="0"><draw:image xlink:href="Pictures/10000000000000DB000000DC3BD9BE67129630B4.jpg" xlink:type="simple" xlink:show="embed" xlink:actuate="onLoad" loext:mime-type="image/jpeg"/></draw:frame></text:p>
            </table:table-cell>
            <table:table-cell table:style-name="Tabla1.A1" office:value-type="string">
              <text:p text:style-name="MP2">Simulación</text:p>
              <text:p text:style-name="MP3"><text:span text:style-name="MT1">Tema</text:span>: <text:span text:style-name="MT2">Inteligencia Artificial 1.</text:span></text:p>
            </table:table-cell>
            <table:table-cell table:style-name="Tabla1.A1" office:value-type="string">
              <text:p text:style-name="MP4"><draw:frame draw:style-name="Mfr2" draw:name="gráficos1" text:anchor-type="as-char" svg:y="-0.3146in" svg:width="1.8555in" svg:height="0.4854in" draw:z-index="1"><draw:image xlink:href="Pictures/10000000000000DF0000003EAA95D984EB5E3E2D.png" xlink:type="simple" xlink:show="embed" xlink:actuate="onLoad" loext:mime-type="image/png"/></draw:frame></text:p>
            </table:table-cell>
          </table:table-row>
          <table:table-row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5">Examen <text:span text:style-name="MT3">Final</text:span></text:p>
            </table:table-cell>
            <table:table-cell table:style-name="Tabla1.A1" office:value-type="string">
              <text:p text:style-name="MP6"/>
            </table:table-cell>
          </table:table-row>
        </table:table>
        <text:p text:style-name="MP7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9T10:14:10</meta:creation-date>
    <dc:date>2021-01-28T12:05:50.855419870</dc:date>
    <meta:editing-duration>P5DT14H57M4S</meta:editing-duration>
    <meta:editing-cycles>72</meta:editing-cycles>
    <meta:generator>LibreOffice/6.2.7.1$Linux_X86_64 LibreOffice_project/20$Build-1</meta:generator>
    <meta:print-date>2010-09-13T17:05:45</meta:print-date>
    <meta:document-statistic meta:table-count="1" meta:image-count="2" meta:object-count="0" meta:page-count="1" meta:paragraph-count="24" meta:word-count="271" meta:character-count="1613" meta:non-whitespace-character-count="1369"/>
  </office:meta>
</office:document-meta>
</file>